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2DA000002616312DCA93AD9F1FC.png" manifest:media-type="image/png"/>
  <manifest:file-entry manifest:full-path="Pictures/10000001000002AF000000EDBFC247E6385F90A3.png" manifest:media-type="image/png"/>
  <manifest:file-entry manifest:full-path="Pictures/1000000100000383000002D8E0E9EBC2173D527C.png" manifest:media-type="image/png"/>
  <manifest:file-entry manifest:full-path="Pictures/10000001000002990000008A523CADCA87322905.png" manifest:media-type="image/png"/>
  <manifest:file-entry manifest:full-path="Pictures/100000010000061600000310F10722D4B2D9F0C8.png" manifest:media-type="image/png"/>
  <manifest:file-entry manifest:full-path="Pictures/100000010000027F000000F80320AE2745D0EFBE.png" manifest:media-type="image/png"/>
  <manifest:file-entry manifest:full-path="Pictures/10000001000005BE00000322A23C0C9060E39CC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5.524cm" fo:min-width="23.32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36cm" fo:min-width="12.211cm"/>
      <style:paragraph-properties style:writing-mode="lr-tb"/>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4.614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2.149cm" fo:min-width="0cm"/>
      <style:paragraph-properties style:writing-mode="lr-tb"/>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212cm" svg:stroke-color="#ff0000" draw:marker-start-width="0.518cm" draw:marker-end-width="0.518cm" draw:fill="none" draw:textarea-vertical-align="middle" fo:padding-top="0.231cm" fo:padding-bottom="0.231cm" fo:padding-left="0.356cm" fo:padding-right="0.35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35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416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3.547cm" fo:min-width="0cm"/>
      <style:paragraph-properties style:writing-mode="lr-tb"/>
    </style:style>
    <style:style style:name="gr1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1.755cm, 7.724cm, 8.895cm, 7.611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2.098cm" fo:min-width="0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text-properties fo:font-size="24pt" style:font-size-asian="24pt" style:font-size-complex="24pt"/>
    </style:style>
    <style:style style:name="P4" style:family="paragraph">
      <loext:graphic-properties draw:fill="none" draw:fill-color="#ffffff"/>
      <style:text-properties fo:font-size="36pt" style:font-size-asian="36pt" style:font-size-complex="36pt"/>
    </style:style>
    <style:style style:name="P5" style:family="paragraph">
      <loext:graphic-properties draw:fill="none" draw:fill-color="#ffffff"/>
    </style:style>
    <style:style style:name="P6" style:family="paragraph">
      <style:paragraph-properties fo:text-align="center"/>
    </style:style>
    <style:style style:name="P7" style:family="paragraph">
      <style:text-properties fo:font-weight="bold"/>
    </style:style>
    <style:style style:name="P8" style:family="paragraph">
      <loext:graphic-properties draw:fill="none" draw:fill-color="#ffffff"/>
      <style:text-properties fo:font-size="36pt" fo:font-weight="bold" style:font-size-asian="36pt" style:font-size-complex="36pt"/>
    </style:style>
    <style:style style:name="P9" style:family="paragraph">
      <loext:graphic-properties draw:fill="none" draw:fill-color="#ffffff"/>
      <style:text-properties fo:font-size="18pt" style:font-size-asian="18pt" style:font-size-complex="18pt"/>
    </style:style>
    <style:style style:name="P10" style:family="paragraph">
      <loext:graphic-properties draw:fill="none" draw:fill-color="#ffffff"/>
      <style:text-properties fo:font-size="40pt" style:font-size-asian="40pt" style:font-size-complex="4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游ゴシック"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size="40pt"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7.542cm" svg:height="9.5cm" svg:x="1cm" svg:y="1cm">
          <draw:image xlink:href="Pictures/10000001000002AF000000EDBFC247E6385F90A3.png" xlink:type="simple" xlink:show="embed" xlink:actuate="onLoad" draw:mime-type="image/png">
            <text:p/>
          </draw:image>
        </draw:frame>
        <draw:frame draw:style-name="gr2" draw:text-style-name="P3" draw:layer="layout" svg:width="23.823cm" svg:height="5.774cm" svg:x="1cm" svg:y="14.25cm">
          <draw:text-box>
            <text:p><text:span text:style-name="T1">中身</text:span></text:p>
            <text:p><text:span text:style-name="T2">music</text:span><text:span text:style-name="T2">フォルダ←ここに音楽ファイル</text:span><text:span text:style-name="T2">(</text:span><text:span text:style-name="T2">主に</text:span><text:span text:style-name="T2">.ogg)</text:span><text:span text:style-name="T2">を入れます。</text:span></text:p>
            <text:p text:style-name="P2"><text:span text:style-name="T3">1 music</text:span><text:span text:style-name="T3">作成</text:span><text:span text:style-name="T3">.py</text:span><text:span text:style-name="T2">←1</text:span><text:span text:style-name="T2">番目に実行するファイル</text:span></text:p>
            <text:p text:style-name="P2"><text:span text:style-name="T3">2 </text:span><text:span text:style-name="T3">変換</text:span><text:span text:style-name="T3">.py</text:span><text:span text:style-name="T2">←2</text:span><text:span text:style-name="T2">番目に実行するファイル</text:span></text:p>
            <text:p text:style-name="P2"><text:span text:style-name="T3">3 </text:span><text:span text:style-name="T3">ローカリゼーションファイル</text:span><text:span text:style-name="T3">.py</text:span><text:span text:style-name="T2">←3</text:span><text:span text:style-name="T2">番目に実行するファイル</text:span></text:p>
          </draw:text-box>
        </draw:frame>
      </draw:page>
      <draw:page draw:name="page2" draw:style-name="dp1" draw:master-page-name="標準">
        <draw:frame draw:style-name="gr3" draw:text-style-name="P4" draw:layer="layout" svg:width="12.711cm" svg:height="1.686cm" svg:x="1.039cm" svg:y="1.064cm">
          <draw:text-box>
            <text:p><text:span text:style-name="T4">music</text:span><text:span text:style-name="T4">フォルダの用意</text:span></text:p>
          </draw:text-box>
        </draw:frame>
        <draw:frame draw:style-name="gr4" draw:text-style-name="P1" draw:layer="layout" svg:width="19.316cm" svg:height="11.499cm" svg:x="1cm" svg:y="2.75cm">
          <draw:image xlink:href="Pictures/10000001000002DA000002616312DCA93AD9F1FC.png" xlink:type="simple" xlink:show="embed" xlink:actuate="onLoad" draw:mime-type="image/png">
            <text:p/>
          </draw:image>
        </draw:frame>
        <draw:frame draw:style-name="gr5" draw:text-style-name="P5" draw:layer="layout" svg:width="27.555cm" svg:height="2.399cm" svg:x="1.145cm" svg:y="14.75cm">
          <draw:text-box>
            <text:p>musicフォルダに日本語ファイル名のファイルを入れます。</text:p>
            <text:p>音楽ファイルの中に”,”が入っている場合は消すか”_”を記入してください。複数ある場合はPowerRename等のリネームソフトをお使い下さい。</text:p>
          </draw:text-box>
        </draw:frame>
      </draw:page>
      <draw:page draw:name="page3" draw:style-name="dp1" draw:master-page-name="標準">
        <draw:frame draw:style-name="gr6" draw:text-style-name="P6" draw:layer="layout" svg:width="16.655cm" svg:height="13.488cm" svg:x="0.949cm" svg:y="2.762cm">
          <draw:image xlink:href="Pictures/1000000100000383000002D8E0E9EBC2173D527C.png" xlink:type="simple" xlink:show="embed" xlink:actuate="onLoad" draw:mime-type="image/png">
            <text:p/>
          </draw:image>
        </draw:frame>
        <draw:line draw:style-name="gr7" draw:text-style-name="P1" draw:layer="layout" svg:x1="3.5cm" svg:y1="10.5cm" svg:x2="9.25cm" svg:y2="10.5cm">
          <text:p/>
        </draw:line>
        <draw:frame draw:style-name="gr8" draw:text-style-name="P5" draw:layer="layout" svg:width="25.034cm" svg:height="3.809cm" svg:x="1cm" svg:y="16.25cm">
          <draw:text-box>
            <text:p>パス名のところにmusicフォルダのパスを記入してpythonを実行</text:p>
            <text:p>pykakasiライブラリを使用します。インストールされてないと正しく出力されません。</text:p>
            <text:p>コマンド</text:p>
            <text:p>pip install pykakasi</text:p>
            <text:p text:style-name="P2"><text:span text:style-name="T5">py -m </text:span>pip install pykakasi （Windowsのみ）</text:p>
          </draw:text-box>
        </draw:frame>
        <draw:frame draw:style-name="gr8" draw:text-style-name="P8" draw:layer="layout" svg:width="7.064cm" svg:height="1.673cm" svg:x="1cm" svg:y="1.064cm">
          <draw:text-box>
            <text:p text:style-name="P7"><text:span text:style-name="T4">1 music.py</text:span></text:p>
          </draw:text-box>
        </draw:frame>
      </draw:page>
      <draw:page draw:name="page4" draw:style-name="dp1" draw:master-page-name="標準">
        <draw:frame draw:style-name="gr8" draw:text-style-name="P4" draw:layer="layout" svg:width="8.41cm" svg:height="1.673cm" svg:x="1cm" svg:y="1cm">
          <draw:text-box>
            <text:p><text:span text:style-name="T4">Exchange.csv</text:span></text:p>
          </draw:text-box>
        </draw:frame>
        <draw:frame draw:style-name="gr9" draw:text-style-name="P6" draw:layer="layout" svg:width="27.699cm" svg:height="11.687cm" svg:x="1.001cm" svg:y="2.562cm">
          <draw:image xlink:href="Pictures/100000010000061600000310F10722D4B2D9F0C8.png" xlink:type="simple" xlink:show="embed" xlink:actuate="onLoad" draw:mime-type="image/png">
            <text:p/>
          </draw:image>
        </draw:frame>
        <draw:frame draw:style-name="gr10" draw:text-style-name="P9" draw:layer="layout" svg:width="27.37cm" svg:height="5.263cm" svg:x="1.13cm" svg:y="14.75cm">
          <draw:text-box>
            <text:p text:style-name="P2"><text:span text:style-name="T5">1 music.py</text:span><text:span text:style-name="T5">を実行すると</text:span><text:span text:style-name="T5">exchange.csv</text:span><text:span text:style-name="T5">が出力されます。これはファイル名をローマ字化し、不要な文字を消しています。変換後の文字が</text:span><text:span text:style-name="T5">63</text:span><text:span text:style-name="T5">文字以上だとゲーム側が不具合を起こす可能性があるので</text:span><text:span text:style-name="T5">exchange.csv</text:span><text:span text:style-name="T5">を表計算ソフトで開き”</text:span><text:span text:style-name="T5">,”</text:span><text:span text:style-name="T5">区切りでセルを区切ります。文字コードは</text:span><text:span text:style-name="T5">UTF-8</text:span><text:span text:style-name="T5">です。</text:span><text:span text:style-name="T5">LEN</text:span><text:span text:style-name="T5">関数等の文字数をカウントする関数を使い</text:span><text:span text:style-name="T5">63</text:span><text:span text:style-name="T5">文字以上を特定します。条件付き書式を使うとより発見しやすくなります。すべて</text:span><text:span text:style-name="T5">63</text:span><text:span text:style-name="T5">文字以上のセルを修正したら、カウントしたセル（ここでは</text:span><text:span text:style-name="T5">C</text:span><text:span text:style-name="T5">列）を削除し保存します。</text:span><text:span text:style-name="T5">exchange.csv</text:span><text:span text:style-name="T5">は移動せず出力されたファイルをそのまま弄ってください。ただ</text:span><text:span text:style-name="T5">A</text:span><text:span text:style-name="T5">列は弄らないでください。</text:span></text:p>
          </draw:text-box>
        </draw:frame>
      </draw:page>
      <draw:page draw:name="page5" draw:style-name="dp1" draw:master-page-name="標準">
        <draw:frame draw:style-name="gr6" draw:text-style-name="P6" draw:layer="layout" svg:width="27.703cm" svg:height="10.75cm" svg:x="0.997cm" svg:y="5.5cm">
          <draw:image xlink:href="Pictures/100000010000027F000000F80320AE2745D0EFBE.png" xlink:type="simple" xlink:show="embed" xlink:actuate="onLoad" draw:mime-type="image/png">
            <text:p/>
          </draw:image>
        </draw:frame>
        <draw:frame draw:style-name="gr8" draw:text-style-name="P10" draw:layer="layout" svg:width="6.382cm" svg:height="1.838cm" svg:x="1.118cm" svg:y="1cm">
          <draw:text-box>
            <text:p><text:span text:style-name="T6">2 </text:span><text:span text:style-name="T6">変換</text:span><text:span text:style-name="T6">.py</text:span></text:p>
          </draw:text-box>
        </draw:frame>
        <draw:frame draw:style-name="gr8" draw:text-style-name="P5" draw:layer="layout" svg:width="25.618cm" svg:height="0.95cm" svg:x="1cm" svg:y="19cm">
          <draw:text-box>
            <text:p>リストに従ってファイル名をリネームしています。ここでは特にする操作はありません。</text:p>
          </draw:text-box>
        </draw:frame>
      </draw:page>
      <draw:page draw:name="page6" draw:style-name="dp1" draw:master-page-name="標準">
        <draw:frame draw:style-name="gr8" draw:text-style-name="P10" draw:layer="layout" svg:width="21.762cm" svg:height="1.838cm" svg:x="1.118cm" svg:y="1cm">
          <draw:text-box>
            <text:p><text:span text:style-name="T6">3 </text:span><text:span text:style-name="T6">ローカリゼーションファイル</text:span><text:span text:style-name="T6">.py</text:span></text:p>
          </draw:text-box>
        </draw:frame>
        <draw:frame draw:style-name="gr6" draw:text-style-name="P6" draw:layer="layout" svg:width="17.596cm" svg:height="3.65cm" svg:x="1cm" svg:y="3.25cm">
          <draw:image xlink:href="Pictures/10000001000002990000008A523CADCA87322905.png" xlink:type="simple" xlink:show="embed" xlink:actuate="onLoad" draw:mime-type="image/png">
            <text:p/>
          </draw:image>
        </draw:frame>
        <draw:frame draw:style-name="gr11" draw:text-style-name="P5" draw:layer="layout" svg:width="27.634cm" svg:height="3.797cm" svg:x="1.066cm" svg:y="7cm">
          <draw:text-box>
            <text:p>3 ローカリゼーションファイル.pyを実行するとhonyaku.txtが出力されます。これが翻訳ファイルの一部になります。ゲームのローカリゼーションファイルの作り方に沿って記入してください。（今回はEU4のローカリゼーションファイル。hoi4などではenglishをjapaneseにしてください。）</text:p>
          </draw:text-box>
        </draw:frame>
        <draw:frame draw:style-name="gr12" draw:text-style-name="P6" draw:layer="layout" svg:width="16.778cm" svg:height="7.526cm" svg:x="1cm" svg:y="10.25cm">
          <draw:image xlink:href="Pictures/10000001000005BE00000322A23C0C9060E39CCC.png" xlink:type="simple" xlink:show="embed" xlink:actuate="onLoad" draw:mime-type="image/png">
            <text:p/>
          </draw:image>
        </draw:frame>
        <draw:frame draw:style-name="gr13" draw:text-style-name="P5" draw:layer="layout" svg:width="27.5cm" svg:height="2.348cm" svg:x="1cm" svg:y="17.75cm">
          <draw:text-box>
            <text:p>文字列の中に音楽ファイルの拡張子が含まれていますので削除してください。あとはファイルを仕上げれは完成です</text:p>
            <text:p>お疲れ様でした。</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3-01T12:17:50.493000000</meta:creation-date>
    <dc:date>2023-03-01T13:51:21.172000000</dc:date>
    <meta:editing-duration>PT1H33M6S</meta:editing-duration>
    <meta:editing-cycles>6</meta:editing-cycles>
    <meta:generator>LibreOffice/7.5.0.3$Windows_X86_64 LibreOffice_project/c21113d003cd3efa8c53188764377a8272d9d6de</meta:generator>
    <meta:document-statistic meta:object-count="20"/>
  </office:meta>
</office:document-meta>
</file>